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de code extension navigateur Firefox</text:p>
      <text:p text:style-name="P2"/>
      <text:list xml:id="list3102565741699250018" text:style-name="L1">
        <text:list-item>
          <text:p text:style-name="P5"><text:span text:style-name="T1">content scripts</text:span></text:p>
        </text:list-item>
      </text:list>
      <text:p text:style-name="P4">on appelle la fonction () ;</text:p>
      <text:p text:style-name="P4">100 vh : view hight</text:p>
      <text:p text:style-name="P4"/>
      <text:p text:style-name="P4">let beats image = document .createElement('' img'') ;</text:p>
      <text:p text:style-name="P4"/>
      <text:p text:style-name="P4">beats Image .Set Attribute ('src'',beats url) ;</text:p>
      <text:p text:style-name="P4">''  <text:s text:c="17"/>.style .height = 100 vh</text:p>
      <text:p text:style-name="P4"><text:s/>'' <text:s text:c="18"/>.className= ''beastify -Image''</text:p>
      <text:p text:style-name="P4">En html</text:p>
      <text:p text:style-name="P4">&lt;img src =''beastUrl'' class = ''beastify-image '' style=height:100vh  /&lt; <text:s/></text:p>
      <text:p text:style-name="P4">il faut utilser une source supportable par le navigateur </text:p>
      <text:p text:style-name="P4"/>
      <text:p text:style-name="P4"/>
      <text:p text:style-name="P4"><text:s/></text:p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 </meta:initial-creator>
    <meta:creation-date>2020-10-26T10:09:43.11</meta:creation-date>
    <dc:date>2020-10-26T11:47:09.36</dc:date>
    <dc:creator>JO </dc:creator>
    <meta:editing-duration>PT1H37M24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12" meta:word-count="65" meta:character-count="443"/>
  </office:meta>
</office:document-meta>
</file>